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42.656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7-27T11:48:37.314804044</dc:date>
    <dc:creator>Steven Huss-Lederman</dc:creator>
    <meta:editing-duration>PT3H12M57S</meta:editing-duration>
    <meta:editing-cycles>37</meta:editing-cycles>
    <meta:generator>LibreOffice/7.2.7.2$MacOSX_X86_64 LibreOffice_project/8d71d29d553c0f7dcbfa38fbfda25ee34cce99a2</meta:generator>
    <meta:document-statistic meta:object-count="120"/>
  </office:meta>
</office:document-meta>
</file>